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e54" officeooo:paragraph-rsid="00055e5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55e54" officeooo:paragraph-rsid="00055e5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ol Bulma Algoritması </text:p>
      <text:p text:style-name="P1"/>
      <text:p text:style-name="P1">1. Ayarlara<text:span text:style-name="T1"> </text:span><text:span text:style-name="T2">gir konum erişimini kontrol et açık değilse aç</text:span></text:p>
      <text:p text:style-name="P1"><text:span text:style-name="T2"/></text:p>
      <text:p text:style-name="P1"><text:span text:style-name="T2">2. Google mapse gir</text:span></text:p>
      <text:p text:style-name="P1"><text:span text:style-name="T2"/></text:p>
      <text:p text:style-name="P1"><text:span text:style-name="T2">3. Başlangıç noktasını ve varış noktasını belirle</text:span></text:p>
      <text:p text:style-name="P1"><text:span text:style-name="T2"/></text:p>
      <text:p text:style-name="P1"><text:span text:style-name="T2">4. Gidiş yöntemini seç</text:span></text:p>
      <text:p text:style-name="P1"><text:span text:style-name="T2"/></text:p>
      <text:p text:style-name="P1"><text:span text:style-name="T2">5. Rota oluştur</text:span></text:p>
      <text:p text:style-name="P1"><text:span text:style-name="T2"/></text:p>
      <text:p text:style-name="P1"><text:span text:style-name="T2">6. Rota adımlarını uygula</text:span></text:p>
      <text:p text:style-name="P1"><text:span text:style-name="T2"/></text:p>
      <text:p text:style-name="P1"><text:span text:style-name="T2">7. Rotayı takip ettikten sonra varış noktasına ulaşamazsan 3. adımı kontrol edip tekrar dene</text:span></text:p>
      <text:p text:style-name="P1"><text:span text:style-name="T2"/></text:p>
      <text:p text:style-name="P1"><text:span text:style-name="T2">8. Varış noktasına geldiğinde uygulamayı kapat</text:span></text:p>
      <text:p text:style-name="P1"><text:span text:style-name="T2"/></text:p>
      <text:p text:style-name="P1"><text:span text:style-name="T2">9. Konumu kapa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22:42:39.534000000</meta:creation-date>
    <dc:date>2024-03-05T22:48:34.239000000</dc:date>
    <meta:editing-duration>PT5M55S</meta:editing-duration>
    <meta:editing-cycles>1</meta:editing-cycles>
    <meta:document-statistic meta:table-count="0" meta:image-count="0" meta:object-count="0" meta:page-count="1" meta:paragraph-count="10" meta:word-count="58" meta:character-count="363" meta:non-whitespace-character-count="314"/>
    <meta:generator>LibreOffice/7.6.2.1$Windows_X86_64 LibreOffice_project/56f7684011345957bbf33a7ee678afaf4d2ba333</meta:generator>
  </office:meta>
</office:document-meta>
</file>